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81pt"/>
    </style:style>
    <style:style style:name="co3" style:family="table-column">
      <style:table-column-properties fo:break-before="auto" style:column-width="8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2" table:style-name="ta1">
        <table:shapes>
          <draw:frame draw:z-index="0" draw:style-name="gr1" draw:text-style-name="P1" svg:width="453.66pt" svg:height="275.24pt" svg:x="488.98pt" svg:y="40.31pt">
            <draw:object draw:notify-on-update-of-ranges="Sheet2.C5:Sheet2.C15 Sheet2.D5:Sheet2.D15 Sheet2.E5:Sheet2.E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6" table:number-rows-spanned="2">
            <text:p>SEARCHING TECHNIQUES RUNNING TIME COMPARISON</text:p>
          </table:table-cell>
          <table:covered-table-cell table:number-columns-repeated="5"/>
        </table:table-row>
        <table:table-row table:style-name="ro1">
          <table:table-cell/>
          <table:covered-table-cell table:style-name="ce2"/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Linear Search</text:p>
          </table:table-cell>
          <table:table-cell table:style-name="ce3" office:value-type="string" calcext:value-type="string">
            <text:p>Binary sear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.5" calcext:value-type="float">
            <text:p>25.5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formula="of:=100"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75.5" calcext:value-type="float">
            <text:p>75.5</text:p>
          </table:table-cell>
          <table:table-cell office:value-type="float" office:value="6.35333" calcext:value-type="float">
            <text:p>6.35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0.5" calcext:value-type="float">
            <text:p>100.5</text:p>
          </table:table-cell>
          <table:table-cell office:value-type="float" office:value="6.765" calcext:value-type="float">
            <text:p>6.7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25.5" calcext:value-type="float">
            <text:p>125.5</text:p>
          </table:table-cell>
          <table:table-cell office:value-type="float" office:value="7.012" calcext:value-type="float">
            <text:p>7.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50.5" calcext:value-type="float">
            <text:p>150.5</text:p>
          </table:table-cell>
          <table:table-cell office:value-type="float" office:value="7.32667" calcext:value-type="float">
            <text:p>7.32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75.5" calcext:value-type="float">
            <text:p>175.5</text:p>
          </table:table-cell>
          <table:table-cell office:value-type="float" office:value="7.56571" calcext:value-type="float">
            <text:p>7.56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00.5" calcext:value-type="float">
            <text:p>200.5</text:p>
          </table:table-cell>
          <table:table-cell office:value-type="float" office:value="7.745" calcext:value-type="float">
            <text:p>7.7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225.5" calcext:value-type="float">
            <text:p>225.5</text:p>
          </table:table-cell>
          <table:table-cell office:value-type="float" office:value="7.88444" calcext:value-type="float">
            <text:p>7.88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50.5" calcext:value-type="float">
            <text:p>250.5</text:p>
          </table:table-cell>
          <table:table-cell office:value-type="float" office:value="7.996" calcext:value-type="float">
            <text:p>7.9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11:43:04.046891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1:22:54.231595025</meta:creation-date>
    <dc:date>2015-08-10T12:00:01.717214773</dc:date>
    <meta:editing-duration>PT28M42S</meta:editing-duration>
    <meta:editing-cycles>6</meta:editing-cycles>
    <meta:generator>LibreOffice/4.4.4.2$Linux_X86_64 LibreOffice_project/4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711cm" xlink:href=".." xlink:type="simple" chart:class="chart:line" chart:style-name="ch1">
        <chart:legend chart:legend-position="end" svg:x="13.153cm" svg:y="4.307cm" style:legend-expansion="high" chart:style-name="ch2"/>
        <chart:plot-area chart:style-name="ch3" table:cell-range-address="Sheet2.C5:Sheet2.E15" chart:data-source-has-labels="column" svg:x="1.331cm" svg:y="0.194cm" svg:width="11.502cm" svg:height="8.342cm">
          <chartooo:coordinate-region svg:x="2.138cm" svg:y="0.393cm" svg:width="10.415cm" svg:height="7.496cm"/>
          <chart:axis chart:dimension="x" chart:name="primary-x" chart:style-name="ch4" chartooo:axis-type="auto">
            <chartooo:date-scale/>
            <chart:title svg:x="6.72cm" svg:y="8.73cm" chart:style-name="ch5">
              <text:p>Size</text:p>
            </chart:title>
            <chart:categories table:cell-range-address="Sheet2.C5:Sheet2.C15"/>
          </chart:axis>
          <chart:axis chart:dimension="y" chart:name="primary-y" chart:style-name="ch4">
            <chart:title svg:x="0.451cm" svg:y="6.01cm" chart:style-name="ch6">
              <text:p>Average Running time</text:p>
            </chart:title>
            <chart:grid chart:style-name="ch7" chart:class="major"/>
          </chart:axis>
          <chart:series chart:style-name="ch8" chart:values-cell-range-address="Sheet2.D5:Sheet2.D15" chart:class="chart:line">
            <chart:data-point chart:repeated="11"/>
          </chart:series>
          <chart:series chart:style-name="ch9" chart:values-cell-range-address="Sheet2.E5:Sheet2.E1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2.C5:Sheet2.C15</svg:desc>
                </draw:g>
              </table:table-cell>
              <table:table-cell office:value-type="float" office:value="NaN">
                <text:p>NaN</text:p>
                <draw:g>
                  <svg:desc>Sheet2.D5:Sheet2.D15</svg:desc>
                </draw:g>
              </table:table-cell>
              <table:table-cell office:value-type="float" office:value="NaN">
                <text:p>NaN</text:p>
                <draw:g>
                  <svg:desc>Sheet2.E5:Sheet2.E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.5">
                <text:p>25.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.5">
                <text:p>50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5.5">
                <text:p>75.5</text:p>
              </table:table-cell>
              <table:table-cell office:value-type="float" office:value="6.35333">
                <text:p>6.35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.5">
                <text:p>100.5</text:p>
              </table:table-cell>
              <table:table-cell office:value-type="float" office:value="6.765">
                <text:p>6.7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5.5">
                <text:p>125.5</text:p>
              </table:table-cell>
              <table:table-cell office:value-type="float" office:value="7.012">
                <text:p>7.0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0.5">
                <text:p>150.5</text:p>
              </table:table-cell>
              <table:table-cell office:value-type="float" office:value="7.32667">
                <text:p>7.3266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75.5">
                <text:p>175.5</text:p>
              </table:table-cell>
              <table:table-cell office:value-type="float" office:value="7.56571">
                <text:p>7.565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0.5">
                <text:p>200.5</text:p>
              </table:table-cell>
              <table:table-cell office:value-type="float" office:value="7.745">
                <text:p>7.74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25.5">
                <text:p>225.5</text:p>
              </table:table-cell>
              <table:table-cell office:value-type="float" office:value="7.88444">
                <text:p>7.884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0.5">
                <text:p>250.5</text:p>
              </table:table-cell>
              <table:table-cell office:value-type="float" office:value="7.996">
                <text:p>7.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